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5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m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m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m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m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80520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C1240A Charge Pump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TC1240A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SOT-236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ositive Doubling Charge Pumps with Shutdown in a SOT-23 Package 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Default" office:value-type="string" calcext:value-type="string">
            <text:p>http://www.microchip.com/wwwproducts/en/TC1240A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Phil Underwoo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GPL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Default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Vin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Default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16" office:value-type="string" calcext:value-type="string">
            <text:p>GND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Default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16" office:value-type="string" calcext:value-type="string">
            <text:p>C-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Default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SHDN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Vout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16" office:value-type="string" calcext:value-type="string">
            <text:p>C+</text:p>
          </table:table-cell>
          <table:table-cell table:style-name="ce13" table:number-columns-repeated="249"/>
        </table:table-row>
        <table:table-row table:style-name="ro3" table:number-rows-repeated="9">
          <table:table-cell table:style-name="Default"/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3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7:31:48.0201284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6-04-10T19:33:07</meta:creation-date>
    <dc:date>2018-05-20T17:38:04.733509061</dc:date>
    <dc:language>de-DE</dc:language>
    <meta:editing-cycles>7</meta:editing-cycles>
    <meta:editing-duration>PT37M22S</meta:editing-duration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